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5"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7"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08"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09"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0"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12"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1765453660436738226"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41765013"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3917842893850413078"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4927196768845597046"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47116400920799049"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6011416264415026673"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777288872534290975"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1760874" text:continue-list="list6011416264415026673" text:style-name="L4">
        <text:list-header>
          <text:p text:style-name="P204">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4270245730860526865" text:style-name="L6">
        <text:list-item>
          <text:p text:style-name="P205"><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6674226542505901813"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1829421756496729083"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3094446869033100744"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7420155221871661310"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1783143" text:continue-list="list41765013" text:style-name="RTF_5f_Num_20_2">
        <text:list-item>
          <text:p text:style-name="P80">Abilities</text:p>
        </text:list-item>
        <text:list-item>
          <text:p text:style-name="P211">Charge: Move towards a target enemy within 3 tiles. At the end of the movement, perform a melee attack against them</text:p>
        </text:list-item>
        <text:list-item>
          <text:p text:style-name="P211">Taunt: Force all enemies within 3 tiles to move towards you and attack you on their next turn.</text:p>
        </text:list-item>
        <text:list-item>
          <text:p text:style-name="P211"><text:soft-page-break/>Shield Wall: Give yourself or an ally Stalwart for 1 turn.</text:p>
        </text:list-item>
        <text:list-item>
          <text:p text:style-name="P211">Leap Strike: Leap towards a target tile within 3 tiles. Deal low damage to all enemies within melee range at the end of the movement and knock them down.</text:p>
        </text:list-item>
        <text:list-item>
          <text:p text:style-name="P211">Overpower: Deal low damage and stun a target for 1 turn.</text:p>
        </text:list-item>
        <text:list-item>
          <text:p text:style-name="P211">Inspire: Give a target friendly character <text:s/>a low strength bonus for this combat.</text:p>
        </text:list-item>
        <text:list-item>
          <text:p text:style-name="P211">Rising Strike: Deal low damage to a target within melee. Increase the damage of subsequent rising strike attacks by 1 this combat.</text:p>
        </text:list-item>
        <text:list-item>
          <text:p text:style-name="P211">Bloodlust: Lose 3hp, gain 1 AP.</text:p>
        </text:list-item>
      </text:list>
      <text:p text:style-name="P9">Mage</text:p>
      <text:list xml:id="list41756050" text:continue-numbering="true" text:style-name="RTF_5f_Num_20_2">
        <text:list-item>
          <text:p text:style-name="P80">Abilities</text:p>
        </text:list-item>
        <text:list-item>
          <text:p text:style-name="P211">Meteor: Deal medium magical damage to all enemies in a 3x3 area.</text:p>
        </text:list-item>
        <text:list-item>
          <text:p text:style-name="P211">Fireball: Deal low magical <text:s/>damage to a target and apply 1 burning.</text:p>
        </text:list-item>
        <text:list-item>
          <text:p text:style-name="P211">Phase Shift: Swap positions with a target character</text:p>
        </text:list-item>
        <text:list-item>
          <text:p text:style-name="P211">Telekinesis: Target an ally or enemy, and teleport it to any position within 3 tiles</text:p>
        </text:list-item>
        <text:list-item>
          <text:p text:style-name="P211">Frostbolt: Deal low magical damage to an enemy and apply 1 pinned.</text:p>
        </text:list-item>
        <text:list-item>
          <text:p text:style-name="P211">Fire Atunement: Target a friendly character. For one turn, any damage it deals from abilities and attacks is considered magical damage.</text:p>
        </text:list-item>
        <text:list-item>
          <text:p text:style-name="P211">Blizzard: Summon a blizzard in a 3x3 area for 1. Characters who move through the area take low damage and are stunned.</text:p>
        </text:list-item>
        <text:list-item>
          <text:p text:style-name="P211">Black Hole: Summon a black hole at a target tile. All enemies within 3 tiles are immediately pulled towards it</text:p>
        </text:list-item>
      </text:list>
      <text:p text:style-name="P9">Ranger:</text:p>
      <text:list xml:id="list41756266" text:continue-numbering="true" text:style-name="RTF_5f_Num_20_2">
        <text:list-item>
          <text:p text:style-name="P80">Abilities</text:p>
        </text:list-item>
        <text:list-item>
          <text:p text:style-name="P211">Achillies Shot: Deal 1 damage to an enemy and apply 1 ‘Pinned’ (Pinned characters cannot move during there next turn).</text:p>
        </text:list-item>
        <text:list-item>
          <text:p text:style-name="P211">Overwatch: If an enemy moves within 5 tiles of this character, shoot at it for low damage</text:p>
        </text:list-item>
        <text:list-item>
          <text:p text:style-name="P211">Snipe: Deal 1 damage to an enemy. Infinite range</text:p>
        </text:list-item>
        <text:list-item>
          <text:p text:style-name="P211">Poison Arrow: Deal 1 damage. Apply 1 poison</text:p>
        </text:list-item>
        <text:list-item>
          <text:p text:style-name="P211">Impaling Bolt: Deal medium damage and knock the target backwards 3 tiles. If it collides with an enemy or an obstacle, it is stunned.</text:p>
        </text:list-item>
        <text:list-item>
          <text:p text:style-name="P211">Forest Medicine: Remove poison and bleeding from target character.</text:p>
        </text:list-item>
        <text:list-item>
          <text:p text:style-name="P211"><text:soft-page-break/>Rapid Fire: Spend all your AP. For each point spent, deal low damage to a target.</text:p>
        </text:list-item>
        <text:list-item>
          <text:p text:style-name="P211">Adrenaline: Gain 2 extra AP.</text:p>
        </text:list-item>
      </text:list>
      <text:p text:style-name="P9">Priest</text:p>
      <text:list xml:id="list41769935" text:continue-numbering="true" text:style-name="RTF_5f_Num_20_2">
        <text:list-item>
          <text:p text:style-name="P80">Abilities</text:p>
        </text:list-item>
        <text:list-item>
          <text:p text:style-name="P211">Envigorate: Give a target friendly character 2 AP.</text:p>
        </text:list-item>
        <text:list-item>
          <text:p text:style-name="P211">Lullaby: Put a target enemy to sleep for 2 turns.</text:p>
        </text:list-item>
        <text:list-item>
          <text:p text:style-name="P211">Fortify: Give a friendly target +5 block and stun immunity for 1 turn. Removes stunned.</text:p>
        </text:list-item>
        <text:list-item>
          <text:p text:style-name="P211">Chaos Bolt: Deal low damage and stun a target.</text:p>
        </text:list-item>
        <text:list-item>
          <text:p text:style-name="P211">Fear: Target character is unable to use abilties next turn.</text:p>
        </text:list-item>
        <text:list-item>
          <text:p text:style-name="P211">Haunting Barrier: Target friendly character gains low block. If an enemy attacks the friendly character, it is knocked down.</text:p>
        </text:list-item>
        <text:list-item>
          <text:p text:style-name="P211">Curse: Target enemy loses 2 strength and wisdom.</text:p>
        </text:list-item>
        <text:list-item>
          <text:p text:style-name="P211">Chilling Scream: All enemies within 5 tiles gain 2 less AP on their next turn.</text:p>
        </text:list-item>
        <text:list-item>
          <text:p text:style-name="P211">Nightmare: Deal low damage to a target. Does not remove sleeping.</text:p>
        </text:list-item>
        <text:list-item>
          <text:p text:style-name="P207">Engineer</text:p>
        </text:list-item>
        <text:list-item>
          <text:p text:style-name="P80">Abilities</text:p>
        </text:list-item>
        <text:list-item>
          <text:p text:style-name="P211">Flashbang Grenade. Stun all enemies in a 3x3 area.</text:p>
        </text:list-item>
        <text:list-item>
          <text:p text:style-name="P211">Shotgun blast: Deal low damage. If the target is within 2 tiles, deal high damage.</text:p>
        </text:list-item>
        <text:list-item>
          <text:p text:style-name="P211">Landmine: Place a landmine on a target square. If an enemy moves on or within 1 tile of the mine, the mine explodes deal medium damage in a 5x5 area.</text:p>
        </text:list-item>
        <text:list-item>
          <text:p text:style-name="P211">Mechanical Decoy: Place a mechanical decoy on a target square with low hp. The decoy cannot attack, but will lure enemies into attacking it.</text:p>
        </text:list-item>
        <text:list-item>
          <text:p text:style-name="P207">Rogue</text:p>
        </text:list-item>
        <text:list-item>
          <text:p text:style-name="P80">Abilities</text:p>
        </text:list-item>
        <text:list-item>
          <text:p text:style-name="P211">Poisonous (passive): This characters melee attakcs that reduce HP apply 1 poison.</text:p>
        </text:list-item>
        <text:list-item>
          <text:p text:style-name="P211">Poison Bomb: Apply 3 poison to ALL characters in a 3x3 area.</text:p>
        </text:list-item>
        <text:list-item>
          <text:p text:style-name="P211">Smoke bomb: Stun all characters within your melee range, Gain 1 barrier.</text:p>
        </text:list-item>
        <text:list-item>
          <text:p text:style-name="P211">Twin Strike: Deal low damage twice.</text:p>
        </text:list-item>
        <text:list-item>
          <text:p text:style-name="P211">Preparation: Your next ability costs 0 AP.</text:p>
        </text:list-item>
        <text:list-item>
          <text:p text:style-name="P211"><text:soft-page-break/>Kick to the Balls: Deal low damage and stun a character in melee.</text:p>
        </text:list-item>
        <text:list-item>
          <text:p text:style-name="P211">Chemical Reaction: Double a target characters current poison.</text:p>
        </text:list-item>
        <text:list-item>
          <text:p text:style-name="P211">Slice and Dice: Spend all your AP. Deal low damage to a target for each point spent.</text:p>
        </text:list-item>
        <text:list-item>
          <text:p text:style-name="P211">Stab and Run: Deal low damage to a enemy within your melee range. Your next move action costs 0 AP.</text:p>
        </text:list-item>
        <text:list-item>
          <text:p text:style-name="P211">Footwork: Gain 5 block. </text:p>
        </text:list-item>
      </text:list>
      <text:p text:style-name="P11">Basic Enemies</text:p>
      <text:p text:style-name="P10">Skeleton Necromancer:</text:p>
      <text:list xml:id="list41766421"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212">Summon Skeletons: Summons 2 weak skeleton warriors every 2 turns. towards the nearest enemy and melee attack it.</text:p>
        </text:list-item>
        <text:list-item>
          <text:p text:style-name="P212">Chaos Bolt: Deal low damage to an enemy and knock them down</text:p>
        </text:list-item>
        <text:list-item>
          <text:p text:style-name="P212">Inspire</text:p>
        </text:list-item>
      </text:list>
      <text:p text:style-name="P10">Skeleton Peasant:</text:p>
      <text:list xml:id="list41767253" text:continue-numbering="true" text:style-name="RTF_5f_Num_20_2">
        <text:list-item>
          <text:p text:style-name="P81">Stats: low hp, low damage, low mobility, simple melee attacker</text:p>
        </text:list-item>
        <text:list-item>
          <text:p text:style-name="P81">Abilities</text:p>
        </text:list-item>
        <text:list-item>
          <text:p text:style-name="P212">Strike</text:p>
        </text:list-item>
        <text:list-item>
          <text:p text:style-name="P206">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212">Lob Rock: Unlimited range. Deal 5 damage to all enemies in a 3x3 area.</text:p>
        </text:list-item>
      </text:list>
      <text:p text:style-name="P10">Skeleton Barbarian:</text:p>
      <text:list xml:id="list41764119"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212">Strike</text:p>
        </text:list-item>
        <text:list-item>
          <text:p text:style-name="P212"><text:soft-page-break/>Whirlwind: Strike all targets within your melee range</text:p>
        </text:list-item>
        <text:list-item>
          <text:p text:style-name="P212">Charge</text:p>
        </text:list-item>
        <text:list-item>
          <text:p text:style-name="P81">Passive Abilities:</text:p>
        </text:list-item>
        <text:list-item>
          <text:p text:style-name="P212">Enrage: </text:p>
        </text:list-item>
      </text:list>
      <text:p text:style-name="P10">Skeleton Archer:</text:p>
      <text:list xml:id="list7745012139203073335" text:style-name="L11">
        <text:list-item>
          <text:p text:style-name="P198">Stats: Medium hp, medium mobility, low damage</text:p>
        </text:list-item>
        <text:list-item>
          <text:p text:style-name="P198">Ai Logic: If no enemies are within shoot/achilles shot range, move towards closest enemy. If closest is achilies shot is off cooldown, use that, else just shoot. If this is in melee range of an enemy, move directly away, then shoot.</text:p>
        </text:list-item>
        <text:list-item>
          <text:p text:style-name="P198">Abilities:</text:p>
          <text:list>
            <text:list-item>
              <text:p text:style-name="P198">Shoot: Deal low physical damage to a target. Medium range.</text:p>
            </text:list-item>
            <text:list-item>
              <text:p text:style-name="P198">Achilles Shot.</text:p>
            </text:list-item>
          </text:list>
        </text:list-item>
      </text:list>
      <text:p text:style-name="P10">Orcish Warleader:</text:p>
      <text:list xml:id="list4470121041059786340" text:style-name="L12">
        <text:list-item>
          <text:p text:style-name="P199">Stats: High hp, medium mobility, medium damage</text:p>
        </text:list-item>
        <text:list-item>
          <text:p text:style-name="P199">Abilities: </text:p>
          <text:list>
            <text:list-item>
              <text:p text:style-name="P199">Embolden</text:p>
            </text:list-item>
            <text:list-item>
              <text:p text:style-name="P199"/>
            </text:list-item>
          </text:list>
        </text:list-item>
        <text:list-item>
          <text:p text:style-name="P199">Ai Logic:</text:p>
        </text:list-item>
      </text:list>
      <text:p text:style-name="P10">Stone Golem</text:p>
      <text:list xml:id="list41782843" text:continue-list="list41764119" text:style-name="RTF_5f_Num_20_2">
        <text:list-item>
          <text:p text:style-name="P81">Ai Logic</text:p>
        </text:list-item>
        <text:list-item>
          <text:p text:style-name="P212">Begins combat asleep with Envigorating Slumber. Once awoken, it will always move towards and attack the nearest enemy.</text:p>
        </text:list-item>
        <text:list-item>
          <text:p text:style-name="P81">Abilities</text:p>
        </text:list-item>
        <text:list-item>
          <text:p text:style-name="P212">Envigorating Slumber (passive)</text:p>
        </text:list-item>
        <text:list-item>
          <text:p text:style-name="P212">Strike</text:p>
        </text:list-item>
        <text:list-item>
          <text:p text:style-name="P206">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212"><text:soft-page-break/>Physical Immunity</text:p>
        </text:list-item>
        <text:list-item>
          <text:p text:style-name="P212">Strike</text:p>
        </text:list-item>
        <text:list-item>
          <text:p text:style-name="P212">Teleport</text:p>
        </text:list-item>
        <text:list-item>
          <text:p text:style-name="P212">Chilling Scream</text:p>
        </text:list-item>
        <text:list-item>
          <text:p text:style-name="P206">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212">Catious (passive)</text:p>
        </text:list-item>
        <text:list-item>
          <text:p text:style-name="P212">Strike</text:p>
        </text:list-item>
        <text:list-item>
          <text:p text:style-name="P212">Guard.</text:p>
        </text:list-item>
        <text:list-item>
          <text:p text:style-name="P206">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212">Shadow Sprint: Teleport to a target character. If its an enemy, deal low damage to them.</text:p>
        </text:list-item>
        <text:list-item>
          <text:p text:style-name="P212">Strike</text:p>
        </text:list-item>
        <text:list-item>
          <text:p text:style-name="P212">Guard.</text:p>
        </text:list-item>
        <text:list-item>
          <text:p text:style-name="P206">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212">Catious (passive)</text:p>
        </text:list-item>
        <text:list-item>
          <text:p text:style-name="P212">Strike</text:p>
        </text:list-item>
        <text:list-item>
          <text:p text:style-name="P212">Guard</text:p>
        </text:list-item>
      </text:list>
      <text:p text:style-name="P29"/>
      <text:p text:style-name="P26">Elite enemies</text:p>
      <text:list xml:id="list41758413" text:continue-numbering="true" text:style-name="RTF_5f_Num_20_2">
        <text:list-item>
          <text:p text:style-name="P206">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212">Growing 5 (passive)</text:p>
        </text:list-item>
        <text:list-item>
          <text:p text:style-name="P212">Charge</text:p>
        </text:list-item>
        <text:list-item>
          <text:p text:style-name="P213">Overpower</text:p>
        </text:list-item>
      </text:list>
      <text:p text:style-name="P24"/>
      <text:p text:style-name="P26"/>
      <text:p text:style-name="P26"/>
      <text:p text:style-name="P26"/>
      <text:p text:style-name="P26">Encounters</text:p>
      <text:p text:style-name="P27">Shop</text:p>
      <text:list xml:id="list41770413" text:continue-list="list7745012139203073335" text:style-name="L11">
        <text:list-item>
          <text:p text:style-name="P198">Weapons/Items</text:p>
          <text:list>
            <text:list-item>
              <text:p text:style-name="P198">4 common items, 2 rare items and 2 epic item</text:p>
            </text:list-item>
          </text:list>
        </text:list-item>
      </text:list>
      <text:list xml:id="list113948738539953076" text:style-name="L13">
        <text:list-item>
          <text:p text:style-name="P200">Artifacts</text:p>
          <text:list>
            <text:list-item>
              <text:p text:style-name="P200">1 common, 1 uncommon, 1 rare</text:p>
            </text:list-item>
          </text:list>
        </text:list-item>
      </text:list>
      <text:list xml:id="list816807026931385471" text:style-name="L14">
        <text:list-item>
          <text:p text:style-name="P201">Resurect Character</text:p>
          <text:list>
            <text:list-item>
              <text:p text:style-name="P201">100g starting fee, increases each time</text:p>
            </text:list-item>
          </text:list>
        </text:list-item>
        <text:list-item>
          <text:p text:style-name="P201">Services</text:p>
          <text:list>
            <text:list-item>
              <text:p text:style-name="P201">Remove affliction</text:p>
            </text:list-item>
            <text:list-item>
              <text:p text:style-name="P201">Remove item from inventory</text:p>
            </text:list-item>
          </text:list>
        </text:list-item>
      </text:list>
      <text:p text:style-name="P10">Rest Site</text:p>
      <text:list xml:id="list655038475784688384" text:style-name="L15">
        <text:list-item>
          <text:p text:style-name="P202">Option 1: Rest in Shifts</text:p>
          <text:list>
            <text:list-item>
              <text:p text:style-name="P202">Heal all characters 30% of their total health</text:p>
            </text:list-item>
          </text:list>
        </text:list-item>
        <text:list-item>
          <text:p text:style-name="P202">Option 1: Guarded Snooze</text:p>
          <text:list>
            <text:list-item>
              <text:p text:style-name="P202">Choose a character to heal to 100% hp</text:p>
            </text:list-item>
          </text:list>
        </text:list-item>
      </text:list>
      <text:list xml:id="list8973912898122438282" text:style-name="L16">
        <text:list-item>
          <text:p text:style-name="P203">Option 2: Level up a character</text:p>
          <text:list>
            <text:list-item>
              <text:p text:style-name="P203">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6341506024453251303"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4166917618234594578" text:style-name="L18">
        <text:list-item>
          <text:p text:style-name="P95">Telekinesis: Target any character, and teleport it up to 3 tiles in any direction.</text:p>
        </text:list-item>
        <text:list-item>
          <text:p text:style-name="P208">Fireball: Deal low damage to a target and apply 1 burning.</text:p>
        </text:list-item>
        <text:list-item>
          <text:p text:style-name="P208"><text:soft-page-break/>Meteor: Deal medium damage to all characters in a 3x3 area.</text:p>
        </text:list-item>
        <text:list-item>
          <text:p text:style-name="P208">Frostbolt: Deal low damage and apply 1 pinned.</text:p>
        </text:list-item>
      </text:list>
      <text:p text:style-name="P18">Ranger:</text:p>
      <text:list xml:id="list762935528660234341" text:style-name="L19">
        <text:list-item>
          <text:p text:style-name="P209">Shoot: Deal low damage to a target enemy.</text:p>
        </text:list-item>
        <text:list-item>
          <text:p text:style-name="P209">Impaling bolt: Deal low damage to an enemy and knock them back 3 tiles. If they collide with an enemy or obstacle, they take low damage again and are stunned.</text:p>
        </text:list-item>
        <text:list-item>
          <text:p text:style-name="P209">Forest Medicine: Target friendly character gains 5 block. Removes bleeding and poison.</text:p>
        </text:list-item>
        <text:list-item>
          <text:p text:style-name="P209">Rapid Fire</text:p>
        </text:list-item>
      </text:list>
      <text:p text:style-name="P18">Priest:</text:p>
      <text:list xml:id="list6418757405624941255" text:style-name="L20">
        <text:list-item>
          <text:p text:style-name="P210">Nightmare: Apply 2 sleeping to a target enemy.</text:p>
        </text:list-item>
        <text:list-item>
          <text:p text:style-name="P210">Envigorate: Target friendly character gains 2 AP. Removes stunned</text:p>
        </text:list-item>
        <text:list-item>
          <text:p text:style-name="P210">Void bomb. Deal medium damage and stun a target.</text:p>
        </text:list-item>
        <text:list-item>
          <text:p text:style-name="P210">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3338983709287268896"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7508422987181343441"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6115759965165066249"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3918042674549691564"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4791704592039142281"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41767451" text:continue-list="list3918042674549691564"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7246869804928427243" text:style-name="L26">
        <text:list-item>
          <text:p text:style-name="P39">Mjolnir Cleave</text:p>
          <text:list>
            <text:list-item>
              <text:p text:style-name="P39">Whirlwind</text:p>
            </text:list-item>
          </text:list>
        </text:list-item>
      </text:list>
      <text:list xml:id="list4488950010834855419"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501208197716169464"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41785781" text:continue-list="list41767451"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2497256760648413689" text:style-name="L29">
        <text:list-item>
          <text:p text:style-name="P214">Chi Beam : Fireball</text:p>
        </text:list-item>
        <text:list-item>
          <text:p text:style-name="P214">Telekinesis</text:p>
        </text:list-item>
        <text:list-item>
          <text:p text:style-name="P214">Chi Bomb: Meteor</text:p>
        </text:list-item>
        <text:list-item>
          <text:p text:style-name="P214">Pacify</text:p>
        </text:list-item>
      </text:list>
      <text:p text:style-name="P1"/>
      <text:p text:style-name="P30">Ideas on how to fix the combat System</text:p>
      <text:p text:style-name="P31"/>
      <text:p text:style-name="P1">Problems with current combat</text:p>
      <text:p text:style-name="P1"/>
      <text:list xml:id="list41786531" text:continue-list="list41785781"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2896745373098901655"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8765013913977864946"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238056197104331032"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2023899864655908140"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6282343907144966644"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5878144566948947200"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2033740912180849775"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1603648484801577096"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6168641511180791554"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4193034284122631169"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6977709971215375834"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7845288998709924141"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6997603929659512621"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8906341944026709064"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6321410671815792414"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1998677687667464635"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5099839533363963458"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6814822397993616316"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3728134939461855367"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8804004241129056561"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1792585112663744996"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6270588547169106205"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5517111438165123063"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7348907229883972566"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4833930042428688912"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8334861133270723015" text:style-name="L55">
        <text:list-item>
          <text:p text:style-name="P68">Pinning Shot</text:p>
        </text:list-item>
        <text:list-item>
          <text:p text:style-name="P68">Impaling bolt</text:p>
        </text:list-item>
      </text:list>
      <text:p text:style-name="P4"/>
      <text:p text:style-name="P4">Rock golem</text:p>
      <text:p text:style-name="P4">- 3x sentries</text:p>
      <text:list xml:id="list2121488366362373593"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481682527484389349"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3446745251974353654"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4518504791473946309" text:style-name="L59">
        <text:list-item>
          <text:p text:style-name="P72">Buy Consumables</text:p>
          <text:list>
            <text:list-item>
              <text:p text:style-name="P72">3 different options</text:p>
            </text:list-item>
          </text:list>
        </text:list-item>
      </text:list>
      <text:p text:style-name="P4"/>
      <text:p text:style-name="P4">New armor/items system</text:p>
      <text:list xml:id="list3783484049414793465"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7659494912825461179"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4736776106256605207"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8957284106704689466"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6612125799395985109"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100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41774657" text:continue-list="list47116400920799049"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New Artifact Ideas</text:p>
      <text:list xml:id="list3468804825599595156" text:style-name="L165">
        <text:list-item>
          <text:p text:style-name="P197">Your characters gain +1 initiative on the first turn</text:p>
        </text:list-item>
        <text:list-item>
          <text:p text:style-name="P197">While a character has less then 50% life, it has +3 strength and wisdom</text:p>
        </text:list-item>
        <text:list-item>
          <text:p text:style-name="P197">Elite enemies start combat with 20% less life</text:p>
        </text:list-item>
        <text:list-item>
          <text:p text:style-name="P197"/>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4677058595763072181" text:style-name="L65">
        <text:list-item>
          <text:p text:style-name="P96">Engineer</text:p>
        </text:list-item>
        <text:list-item>
          <text:p text:style-name="P96">Warlock</text:p>
        </text:list-item>
        <text:list-item>
          <text:p text:style-name="P96"><text:soft-page-break/>Necromancer</text:p>
        </text:list-item>
        <text:list-item>
          <text:p text:style-name="P96">Druid</text:p>
        </text:list-item>
        <text:list-item>
          <text:p text:style-name="P96">Shaman</text:p>
        </text:list-item>
        <text:list-item>
          <text:p text:style-name="P96">Paladin</text:p>
        </text:list-item>
        <text:list-item>
          <text:p text:style-name="P96">Ranger</text:p>
        </text:list-item>
        <text:list-item>
          <text:p text:style-name="P96">Summoner</text:p>
        </text:list-item>
        <text:list-item>
          <text:p text:style-name="P96">Death Knight</text:p>
        </text:list-item>
        <text:list-item>
          <text:p text:style-name="P96">Monk</text:p>
        </text:list-item>
        <text:list-item>
          <text:p text:style-name="P96"/>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1827982088035521342" text:style-name="L66">
        <text:list-item>
          <text:p text:style-name="P97">Shotgun Blast</text:p>
          <text:list>
            <text:list-item>
              <text:p text:style-name="P97">AP 0, CD 1, Range 1: Deal low damage and knock a target back 1 tile</text:p>
            </text:list-item>
            <text:list-item>
              <text:p text:style-name="P97">AP 0, CD 1, Range 3: Deal low damage. If the target is adjacent, deal double damage (or apply knock down)</text:p>
            </text:list-item>
          </text:list>
        </text:list-item>
      </text:list>
      <text:list xml:id="list378199267695427784" text:style-name="L67">
        <text:list-item>
          <text:p text:style-name="P98">Protective Drone</text:p>
          <text:list>
            <text:list-item>
              <text:p text:style-name="P98">AP 2, CD 2, Range 3: Give an ally 8 block</text:p>
            </text:list-item>
          </text:list>
        </text:list-item>
      </text:list>
      <text:list xml:id="list4757152257618270556" text:style-name="L68">
        <text:list-item>
          <text:p text:style-name="P99">Frag Grenade</text:p>
          <text:list>
            <text:list-item>
              <text:p text:style-name="P99">AP 3, CD 3 Range 2: Deal 7 damage to all characters in a 3x3 area</text:p>
            </text:list-item>
          </text:list>
        </text:list-item>
      </text:list>
      <text:list xml:id="list5238745965951568632" text:style-name="L69">
        <text:list-item>
          <text:p text:style-name="P100">Flash Bang Grenade</text:p>
          <text:list>
            <text:list-item>
              <text:p text:style-name="P100">AP 3, CD 3 Range 2: Apply knockdown to all characters in a 3x3 area</text:p>
            </text:list-item>
          </text:list>
        </text:list-item>
      </text:list>
      <text:p text:style-name="P11">Shaman</text:p>
      <text:p text:style-name="P14">Hybrid melee, spell caster, support.</text:p>
      <text:p text:style-name="P14">Ability Ideas</text:p>
      <text:list xml:id="list1237782451654162366" text:style-name="L70">
        <text:list-item>
          <text:p text:style-name="P101">Chain lightning</text:p>
          <text:list>
            <text:list-item>
              <text:p text:style-name="P101"><text:soft-page-break/>AP 3, CD 2, range 2: Deal 3 magic damage to an enemy. Jumps to adjacent enemies up to 3 more times.</text:p>
            </text:list-item>
          </text:list>
        </text:list-item>
      </text:list>
      <text:list xml:id="list8895371725706698128" text:style-name="L71">
        <text:list-item>
          <text:p text:style-name="P102">Primal Rage</text:p>
          <text:list>
            <text:list-item>
              <text:p text:style-name="P102">AP 1, CD 3, range 2: Give a friendly character +3 strength for one turn.</text:p>
            </text:list-item>
          </text:list>
        </text:list-item>
      </text:list>
      <text:list xml:id="list305853704867536410" text:style-name="L72">
        <text:list-item>
          <text:p text:style-name="P103">Lightning Shield</text:p>
          <text:list>
            <text:list-item>
              <text:p text:style-name="P103">AP 2, CD 2, Range 3: For one turn, whenever a target ally is attacked, it deals 3 magic damage back to its attacker.</text:p>
            </text:list-item>
          </text:list>
        </text:list-item>
      </text:list>
      <text:list xml:id="list7868231561661942202" text:style-name="L73">
        <text:list-item>
          <text:p text:style-name="P104">Smash</text:p>
          <text:list>
            <text:list-item>
              <text:p text:style-name="P104">AP 0/1/2, CD 1, Range Melee: Deal 4 physical damage and knock the target back 1 tile</text:p>
            </text:list-item>
          </text:list>
        </text:list-item>
        <text:list-item>
          <text:p text:style-name="P104">Electrical Discharge</text:p>
          <text:list>
            <text:list-item>
              <text:p text:style-name="P104">AP 3, CD 2 Deal 5 magic damage to adjacent enemies, and grant 5 block to adjacent allies</text:p>
            </text:list-item>
          </text:list>
        </text:list-item>
      </text:list>
      <text:list xml:id="list568232370765988232" text:style-name="L74">
        <text:list-item>
          <text:p text:style-name="P105">Primal Blast</text:p>
          <text:list>
            <text:list-item>
              <text:p text:style-name="P105">AP1: CD 3, Range 2: Deal 3 magic damage and 3 physical damage to a target</text:p>
            </text:list-item>
          </text:list>
        </text:list-item>
        <text:list-item>
          <text:p text:style-name="P105">Shattering Blow</text:p>
          <text:list>
            <text:list-item>
              <text:p text:style-name="P105">Remove a targets block, then deal 5 physical damage.</text:p>
            </text:list-item>
          </text:list>
        </text:list-item>
      </text:list>
      <text:list xml:id="list6220128788968218758" text:style-name="L75">
        <text:list-item>
          <text:p text:style-name="P106">Spirit Guardian</text:p>
          <text:list>
            <text:list-item>
              <text:p text:style-name="P106">AP 3, CD 4, range 2: Give a target +8 block and 1 rune</text:p>
            </text:list-item>
          </text:list>
        </text:list-item>
      </text:list>
      <text:list xml:id="list3006995715592458397" text:style-name="L76">
        <text:list-item>
          <text:p text:style-name="P107">Surge</text:p>
          <text:list>
            <text:list-item>
              <text:p text:style-name="P107">AP 3, CD 4, range 2: Target ally gains AP equal to their max AP.</text:p>
            </text:list-item>
          </text:list>
        </text:list-item>
      </text:list>
      <text:list xml:id="list7124391075042242685" text:style-name="L77">
        <text:list-item>
          <text:p text:style-name="P108">Passive ideas</text:p>
          <text:list>
            <text:list-item>
              <text:p text:style-name="P108">Chain lightning grants you armor for the amount of damage it deals</text:p>
            </text:list-item>
            <text:list-item>
              <text:p text:style-name="P108">Thick of the fight: on turn end, gain +2 AP if an enemy is in your melee range</text:p>
            </text:list-item>
            <text:list-item>
              <text:p text:style-name="P108">On turn end, give a random adjacent ally a either +1 strength, energy, dexterity or mobility (chosen randomoly)</text:p>
            </text:list-item>
            <text:list-item>
              <text:p text:style-name="P108">Lightning shield also grants +6 block</text:p>
            </text:list-item>
            <text:list-item>
              <text:p text:style-name="P108">Follow Up: When you knock a target back with Smash, move to their previous position.</text:p>
            </text:list-item>
            <text:list-item>
              <text:p text:style-name="P108">On turn end, give a random adjacent ally 1 rune</text:p>
            </text:list-item>
          </text:list>
        </text:list-item>
      </text:list>
      <text:p text:style-name="P14"/>
      <text:p text:style-name="P14">Starting abilities</text:p>
      <text:list xml:id="list4524524655241304021" text:style-name="L78">
        <text:list-item>
          <text:p text:style-name="P109"><text:soft-page-break/>Smash</text:p>
        </text:list-item>
        <text:list-item>
          <text:p text:style-name="P109">Lightning Shield OR </text:p>
        </text:list-item>
        <text:list-item>
          <text:p text:style-name="P109">Thick Of The Fight (passive)</text:p>
        </text:list-item>
      </text:list>
      <text:p text:style-name="P14">Talents</text:p>
      <text:p text:style-name="P14">Tier 1</text:p>
      <text:list xml:id="list6761589270831500355" text:style-name="L79">
        <text:list-item>
          <text:p text:style-name="P110">Electrical Discharge</text:p>
        </text:list-item>
        <text:list-item>
          <text:p text:style-name="P110">Chain Lightning</text:p>
        </text:list-item>
      </text:list>
      <text:p text:style-name="P14">Tier 2</text:p>
      <text:list xml:id="list254445632223074875" text:style-name="L80">
        <text:list-item>
          <text:p text:style-name="P111">Primal Rage</text:p>
        </text:list-item>
        <text:list-item>
          <text:p text:style-name="P111">Primal Blast</text:p>
        </text:list-item>
      </text:list>
      <text:p text:style-name="P14">Tier 3</text:p>
      <text:list xml:id="list7627435099718251065" text:style-name="L81">
        <text:list-item>
          <text:p text:style-name="P112">Spirit Guardian</text:p>
        </text:list-item>
        <text:list-item>
          <text:p text:style-name="P112">Surge</text:p>
        </text:list-item>
      </text:list>
      <text:p text:style-name="P11">Ranger</text:p>
      <text:p text:style-name="P14">Ability Ideas</text:p>
      <text:list xml:id="list41776198" text:continue-list="list1237782451654162366" text:style-name="L70">
        <text:list-item>
          <text:p text:style-name="P101">Forest Medicine</text:p>
          <text:list>
            <text:list-item>
              <text:p text:style-name="P101">AP 3, CD 3, range 3: Give an ally 8 block. Removes poison.</text:p>
            </text:list-item>
          </text:list>
        </text:list-item>
      </text:list>
      <text:list xml:id="list7375258089778212208" text:style-name="L82">
        <text:list-item>
          <text:p text:style-name="P113">Snipe</text:p>
          <text:list>
            <text:list-item>
              <text:p text:style-name="P113">AP 2: CD 1, range 7: Deal 2 damage to a target</text:p>
            </text:list-item>
          </text:list>
        </text:list-item>
      </text:list>
      <text:list xml:id="list219826096422555415" text:style-name="L83">
        <text:list-item>
          <text:p text:style-name="P114">Impaling Bolt</text:p>
          <text:list>
            <text:list-item>
              <text:p text:style-name="P114">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1784624" text:continue-list="list41776198" text:style-name="L70">
        <text:list-item>
          <text:p text:style-name="P101">Corruption</text:p>
          <text:list>
            <text:list-item>
              <text:p text:style-name="P101">AP 0, CD 1, range 3: Apply 1 poison to a target</text:p>
            </text:list-item>
          </text:list>
        </text:list-item>
      </text:list>
      <text:list xml:id="list61137948338625199" text:style-name="L84">
        <text:list-item>
          <text:p text:style-name="P115">Soul Drain</text:p>
          <text:list>
            <text:list-item>
              <text:p text:style-name="P115">AP2:CD 3, range 2: Apply 1 weakened and 1 vulnerable to a target.</text:p>
            </text:list-item>
          </text:list>
        </text:list-item>
      </text:list>
      <text:list xml:id="list7609467623548753639" text:style-name="L85">
        <text:list-item>
          <text:p text:style-name="P116">Chaos Bolt</text:p>
          <text:list>
            <text:list-item>
              <text:p text:style-name="P116"><text:soft-page-break/>AP 3: CD 3, range 3: Deal 6 magic damage and apply knockdown</text:p>
            </text:list-item>
          </text:list>
        </text:list-item>
      </text:list>
      <text:list xml:id="list3848734972991322178" text:style-name="L86">
        <text:list-item>
          <text:p text:style-name="P117">Hex</text:p>
          <text:list>
            <text:list-item>
              <text:p text:style-name="P117">AP 2: CD 3: Range 2: Target suffers -1 strength, energy, mobility and dexterity for 1 turn.</text:p>
            </text:list-item>
            <text:list-item>
              <text:p text:style-name="P117">Apply 2 'Weaken' to a target</text:p>
            </text:list-item>
          </text:list>
        </text:list-item>
      </text:list>
      <text:list xml:id="list7659482489385396816" text:style-name="L87">
        <text:list-item>
          <text:p text:style-name="P118">Blight</text:p>
          <text:list>
            <text:list-item>
              <text:p text:style-name="P118">Appl 2 'Vulnerable' to a target</text:p>
            </text:list-item>
          </text:list>
        </text:list-item>
      </text:list>
      <text:list xml:id="list530533466893218149" text:style-name="L88">
        <text:list-item>
          <text:p text:style-name="P119">Life Leech</text:p>
          <text:list>
            <text:list-item>
              <text:p text:style-name="P119">Deal 5 damage to an enemy: Gain block equal to the damage dealt.</text:p>
            </text:list-item>
          </text:list>
        </text:list-item>
      </text:list>
      <text:list xml:id="list5567174768966199248" text:style-name="L89">
        <text:list-item>
          <text:p text:style-name="P120">Hellfire</text:p>
          <text:list>
            <text:list-item>
              <text:p text:style-name="P120">AP 0, CD 1, range 0: Lose 3HP. Deal 6 magic damage to all adjacent characters</text:p>
            </text:list-item>
          </text:list>
        </text:list-item>
      </text:list>
      <text:list xml:id="list1835194165132667437" text:style-name="L90">
        <text:list-item>
          <text:p text:style-name="P121">Blood Lust</text:p>
          <text:list>
            <text:list-item>
              <text:p text:style-name="P121">AP 0, CD 1, r 0: Lose 3hp, Gain +2 AP</text:p>
            </text:list-item>
            <text:list-item>
              <text:p text:style-name="P121">ability could be on the same talent tree tier as hellfire</text:p>
            </text:list-item>
          </text:list>
        </text:list-item>
      </text:list>
      <text:list xml:id="list3842072065007889573" text:style-name="L91">
        <text:list-item>
          <text:p text:style-name="P122">Demonic Speed</text:p>
          <text:list>
            <text:list-item>
              <text:p text:style-name="P122">give an ally +1 mobility for one turn</text:p>
            </text:list-item>
          </text:list>
        </text:list-item>
      </text:list>
      <text:list xml:id="list1303871765925504714" text:style-name="L92">
        <text:list-item>
          <text:p text:style-name="P123">Energy Leech</text:p>
          <text:list>
            <text:list-item>
              <text:p text:style-name="P123">Target character suffers -2AP. Gain +2 AP</text:p>
            </text:list-item>
          </text:list>
        </text:list-item>
      </text:list>
      <text:list xml:id="list8947786719260995267" text:style-name="L93">
        <text:list-item>
          <text:p text:style-name="P124">Wither</text:p>
          <text:list>
            <text:list-item>
              <text:p text:style-name="P124">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1689226275610317601" text:style-name="L94">
        <text:list-item>
          <text:p text:style-name="P125">Turn/activation order similar to Divinity: Original Sin system</text:p>
        </text:list-item>
        <text:list-item>
          <text:p text:style-name="P125">All characters take their turns in relation to the initiative stat</text:p>
        </text:list-item>
        <text:list-item>
          <text:p text:style-name="P125">At the start of each turn sequence, each characters randomly generates a number between 1-3 + their initiative stat</text:p>
        </text:list-item>
        <text:list-item>
          <text:p text:style-name="P125"><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6130964306420172798" text:style-name="L95">
        <text:list-item>
          <text:p text:style-name="P126">Flanking</text:p>
          <text:list>
            <text:list-item>
              <text:p text:style-name="P126">characters that are flanked take 50% extra damage from melee attacks. </text:p>
            </text:list-item>
            <text:list-item>
              <text:p text:style-name="P126">A character is flanked if it has at least 1 enemy in its front arc, and at least 1 character in its side arc (alsoo maybe not adjacent to an ally)</text:p>
            </text:list-item>
          </text:list>
        </text:list-item>
      </text:list>
      <text:list xml:id="list3639174645775677563" text:style-name="L96">
        <text:list-item>
          <text:p text:style-name="P127">Front and back arcs</text:p>
          <text:list>
            <text:list-item>
              <text:p text:style-name="P127">characters have front and back arcs</text:p>
            </text:list-item>
            <text:list-item>
              <text:p text:style-name="P127">attacks made against a character in their back arc deal 50% bonus damage</text:p>
            </text:list-item>
            <text:list-item>
              <text:p text:style-name="P127">attacking a character in their back arc has certain benefits, and certain abilities may have extra effects applied, <text:s/>e.g.</text:p>
              <text:list>
                <text:list-item>
                  <text:p text:style-name="P127">Deal extra damage </text:p>
                </text:list-item>
                <text:list-item>
                  <text:p text:style-name="P127">knock back</text:p>
                </text:list-item>
                <text:list-item>
                  <text:p text:style-name="P127">apply vulnerable, etc</text:p>
                </text:list-item>
              </text:list>
            </text:list-item>
          </text:list>
        </text:list-item>
      </text:list>
      <text:list xml:id="list1100879552263184497" text:style-name="L97">
        <text:list-item>
          <text:p text:style-name="P128">front/back arcs may tie into updates and changes to the passive traits e.g.</text:p>
          <text:list>
            <text:list-item>
              <text:p text:style-name="P128">360 vision: This character has no back arc</text:p>
            </text:list-item>
            <text:list-item>
              <text:p text:style-name="P128">Phalanx: This character cannot be flanked</text:p>
            </text:list-item>
          </text:list>
        </text:list-item>
      </text:list>
      <text:list xml:id="list6901641428091896557" text:style-name="L98">
        <text:list-item>
          <text:p text:style-name="P129">Free Strike</text:p>
          <text:list>
            <text:list-item>
              <text:p text:style-name="P129">If a character moves out of the melee range AND front arc of an enemy, that enemy takes a free melee strike against them.</text:p>
            </text:list-item>
            <text:list-item>
              <text:p text:style-name="P129">Should all characters be able to do this? Or just characters with a certain trait(oppurtunist)?</text:p>
            </text:list-item>
          </text:list>
        </text:list-item>
      </text:list>
      <text:p text:style-name="P14"/>
      <text:p text:style-name="P14">New Attack/strike system ideas</text:p>
      <text:list xml:id="list1799547336083815226" text:style-name="L99">
        <text:list-item>
          <text:p text:style-name="P130">The ability 'strike' is replaced by a melee attack that all characters can do</text:p>
        </text:list-item>
        <text:list-item>
          <text:p text:style-name="P130">Strike deals damage equal to the weapons damage value (if a character has no weapon, they deal 3 damage as an 'unarmed' attack. Most enemies will not have a weapon)</text:p>
        </text:list-item>
        <text:list-item>
          <text:p text:style-name="P130">Strike ability button is removed. Striking is done by left clicking an enemy character within melee range</text:p>
        </text:list-item>
        <text:list-item>
          <text:p text:style-name="P130"><text:soft-page-break/>the new strike system ties in with updates to the item system and other abilities</text:p>
          <text:list>
            <text:list-item>
              <text:p text:style-name="P130">some items will be 'weapon' items, which a character can equipt in its weapon slot.</text:p>
            </text:list-item>
            <text:list-item>
              <text:p text:style-name="P130">Abilities that are of type 'melee attack' will add the damage value from the weapon to its final damage value.</text:p>
            </text:list-item>
            <text:list-item>
              <text:p text:style-name="P130"/>
            </text:list-item>
          </text:list>
        </text:list-item>
      </text:list>
      <text:p text:style-name="P14">New move ability change ideas</text:p>
      <text:list xml:id="list7677975571399163576" text:style-name="L100">
        <text:list-item>
          <text:p text:style-name="P131">the 'move' ability button is removed. Instead, player moves a character by selecting that character, then left clicking on a valid tile to move to</text:p>
        </text:list-item>
        <text:list-item>
          <text:p text:style-name="P131">selecting a character will automatically highlight available move tiles</text:p>
        </text:list-item>
      </text:list>
      <text:p text:style-name="P14">Ability Changes and updates</text:p>
      <text:list xml:id="list3172526996044958072" text:style-name="L101">
        <text:list-item>
          <text:p text:style-name="P132">Abilities have types (Attack, Skill, Power)</text:p>
        </text:list-item>
        <text:list-item>
          <text:p text:style-name="P132">Implement some interactions with these different types e.g.</text:p>
          <text:list>
            <text:list-item>
              <text:p text:style-name="P132">Item Staff of Rah: your skill abilities cost 1 less</text:p>
            </text:list-item>
            <text:list-item>
              <text:p text:style-name="P132">Enemy Passive: Whenever an enemy uses a skill, gain +1 strength.</text:p>
            </text:list-item>
            <text:list-item>
              <text:p text:style-name="P132">Relic: The first attack by each character in combat costs 0 AP.</text:p>
            </text:list-item>
          </text:list>
        </text:list-item>
      </text:list>
      <text:p text:style-name="P14">New Tiles/ Objects on tiles system</text:p>
      <text:list xml:id="list2862481254327879168" text:style-name="L102">
        <text:list-item>
          <text:p text:style-name="P133">Create new effects/objects/things to lay ontop of tiles</text:p>
        </text:list-item>
        <text:list-item>
          <text:p text:style-name="P133">these things could be created when the level is created, or be created by character abilities and effects.</text:p>
          <text:list>
            <text:list-item>
              <text:p text:style-name="P133">A tile could be lit on fire for one turn or permanently, causing characters that move over it to take magic damage</text:p>
            </text:list-item>
            <text:list-item>
              <text:p text:style-name="P133">a tile could have a poison puddle placed on it, causing characters that move over it to gain +1 poison</text:p>
            </text:list-item>
            <text:list-item>
              <text:p text:style-name="P133">obstructions could be placed, preventing movement through and onto the tile</text:p>
            </text:list-item>
          </text:list>
        </text:list-item>
      </text:list>
      <text:list xml:id="list4569262354014624232" text:style-name="L103">
        <text:list-item>
          <text:p text:style-name="P134">New Tile type ideas</text:p>
          <text:list>
            <text:list-item>
              <text:p text:style-name="P134">Tree: Prevent movement onto and through this tile</text:p>
            </text:list-item>
            <text:list-item>
              <text:p text:style-name="P134">Debris/rubble/rock: Characters that end their turn on rubble gain +3 block</text:p>
            </text:list-item>
            <text:list-item>
              <text:p text:style-name="P134">Elevation/Hill/Grassy Knoll: Ranged attacks made from elevation deal 50% bonus damage</text:p>
            </text:list-item>
            <text:list-item>
              <text:p text:style-name="P134">Mana pool/energy pool: Characters that end their turn on an energy tile gain +2 AP.</text:p>
            </text:list-item>
          </text:list>
        </text:list-item>
      </text:list>
      <text:p text:style-name="P11">Character abilities changes/updates</text:p>
      <text:list xml:id="list7579157626651646214" text:style-name="L104">
        <text:list-item>
          <text:p text:style-name="P135"><text:soft-page-break/>characters now start the game the 3 neutral abilities, AND 3 class abilities (instead of 2)</text:p>
        </text:list-item>
        <text:list-item>
          <text:p text:style-name="P135">characters maybe should not start with a passive trait. Instead, the first talents in the tree's could be passives</text:p>
        </text:list-item>
      </text:list>
      <text:p text:style-name="P17"/>
      <text:p text:style-name="P14">Warrior changes and updates</text:p>
      <text:list xml:id="list1442365439364436277" text:style-name="L105">
        <text:list-item>
          <text:p text:style-name="P136">Abilities </text:p>
          <text:list>
            <text:list-item>
              <text:list>
                <text:list-item>
                  <text:p text:style-name="P136">Charge: AP 3, CD 4, Range 3: Charge towards a target character. At the end of the movement, deal 5 damage and apply 1 vulnerable to the target.</text:p>
                </text:list-item>
                <text:list-item>
                  <text:p text:style-name="P136">Challenging Shout: Taunt all enemies in your melee range, forcing them to target you on their next turn.</text:p>
                </text:list-item>
                <text:list-item>
                  <text:p text:style-name="P136">Inspire: AP 0, CD 1, Range 2: Give a target +1 strength.</text:p>
                </text:list-item>
                <text:list-item>
                  <text:p text:style-name="P136">Shield Wall: For one turn, all damage taken is reduced to 1. (maybe this could be a talent that improves challenging shout.</text:p>
                </text:list-item>
              </text:list>
            </text:list-item>
          </text:list>
        </text:list-item>
      </text:list>
      <text:list xml:id="list724121289903710823" text:style-name="L106">
        <text:list-item>
          <text:p text:style-name="P137">Starting Passive trait ideas</text:p>
          <text:list>
            <text:list-item>
              <text:p text:style-name="P137">Leadership: On turn end, give adjacent allies +3 block</text:p>
            </text:list-item>
            <text:list-item>
              <text:p text:style-name="P137">Cautious: On turn end, if you have no block, gain +6 block</text:p>
            </text:list-item>
          </text:list>
        </text:list-item>
      </text:list>
      <text:p text:style-name="P14">RANDOM GAME IDEA</text:p>
      <text:list xml:id="list8474125862720922907" text:style-name="L107">
        <text:list-item>
          <text:p text:style-name="P138">Characters that die cannot be healed/revived at a rest site. They respawn at 50% life at the end of a chapter</text:p>
        </text:list-item>
        <text:list-item>
          <text:p text:style-name="P138">Relic idea: You can ressurect characters at rest sites</text:p>
        </text:list-item>
      </text:list>
      <text:p text:style-name="P14">Talent Ideas</text:p>
      <text:list xml:id="list1051409776640751544" text:style-name="L108">
        <text:list-item>
          <text:p text:style-name="P139">New Abilities</text:p>
          <text:list>
            <text:list-item>
              <text:p text:style-name="P139">Get Down! ( 2 AP, CD 3, Range 2) Y</text:p>
            </text:list-item>
            <text:list-item>
              <text:p text:style-name="P139">Blood Lust (0 Ap, CD 1): Lose 3hp, Gain +2 AP Y</text:p>
            </text:list-item>
            <text:list-item>
              <text:p text:style-name="P139">Shield Slam (Deal damage equal to your current armor), and knock the target back 1 tile Y</text:p>
            </text:list-item>
          </text:list>
        </text:list-item>
      </text:list>
      <text:list xml:id="list1046921911195592953" text:style-name="L109">
        <text:list-item>
          <text:p text:style-name="P140">Ability Upgrades</text:p>
          <text:list>
            <text:list-item>
              <text:p text:style-name="P140">Inspire also grants the target +1 wisdom and +1 dexterity Y</text:p>
            </text:list-item>
            <text:list-item>
              <text:p text:style-name="P140">Whirlwind applies 1 exposed and 1 exhausted Y</text:p>
            </text:list-item>
            <text:list-item>
              <text:p text:style-name="P140">Increase the range of 'Charge' by 1. Reduce its cooldown and AP cost to 2</text:p>
            </text:list-item>
            <text:list-item>
              <text:p text:style-name="P140">Charge costs 0 AP and applies 1 exhausted. Y</text:p>
            </text:list-item>
          </text:list>
        </text:list-item>
        <text:list-item>
          <text:p text:style-name="P140"><text:soft-page-break/>New Traits</text:p>
          <text:list>
            <text:list-item>
              <text:p text:style-name="P140">Berserk +2 Y</text:p>
            </text:list-item>
            <text:list-item>
              <text:p text:style-name="P140">+2 Physical Resistance, +2 magical damage</text:p>
            </text:list-item>
            <text:list-item>
              <text:p text:style-name="P140">Protector(on turn end, give adjacent allies +3 block) Y</text:p>
            </text:list-item>
            <text:list-item>
              <text:p text:style-name="P140">On activation start, lose 5 armor instead of <text:s/>all your armor Y</text:p>
            </text:list-item>
          </text:list>
        </text:list-item>
      </text:list>
      <text:list xml:id="list4313305180758511712" text:style-name="L110">
        <text:list-header>
          <text:p text:style-name="P141"/>
        </text:list-header>
      </text:list>
      <text:p text:style-name="P14">Rogue changes and updates</text:p>
      <text:list xml:id="list4566155768622403986" text:style-name="L111">
        <text:list-item>
          <text:p text:style-name="P142">Talent ideas</text:p>
          <text:list>
            <text:list-item>
              <text:p text:style-name="P142">Ability Upgrades</text:p>
              <text:list>
                <text:list-item>
                  <text:p text:style-name="P142">Triple Strike: Deal 3 damage three times. Replaces twin Strike. Y</text:p>
                </text:list-item>
                <text:list-item>
                  <text:p text:style-name="P142">Reduce the cooldown Dash to 1. During your dash movement, you are immune to free strikes.</text:p>
                </text:list-item>
                <text:list-item>
                  <text:p text:style-name="P142">Dash now grants +5 block</text:p>
                </text:list-item>
                <text:list-item>
                  <text:p text:style-name="P142">At the end of a dash movement, deal 3 physical damage to all adjacent enemies</text:p>
                </text:list-item>
                <text:list-item>
                  <text:p text:style-name="P142">At the end of a dash movement, apply 1 poison to all adjacent enemies Y</text:p>
                </text:list-item>
                <text:list-item>
                  <text:p text:style-name="P142">Dash grants +2 strength on the turn it is used</text:p>
                </text:list-item>
                <text:list-item>
                  <text:p text:style-name="P142">Reduce the cooldown of prepartion to 1</text:p>
                </text:list-item>
                <text:list-item>
                  <text:p text:style-name="P142">The next ability used after preparation is not set on cooldown</text:p>
                </text:list-item>
                <text:list-item>
                  <text:p text:style-name="P142">Preparation reduces the current cooldown of your other abilities by 1 Y</text:p>
                </text:list-item>
                <text:list-item>
                  <text:p text:style-name="P142">Preparation grants +2 strength on the activation it is used</text:p>
                </text:list-item>
              </text:list>
            </text:list-item>
            <text:list-item>
              <text:p text:style-name="P142">New Traits</text:p>
              <text:list>
                <text:list-item>
                  <text:p text:style-name="P142">Stealth Y</text:p>
                </text:list-item>
                <text:list-item>
                  <text:p text:style-name="P142">Slippery (immune to free strikes)</text:p>
                </text:list-item>
                <text:list-item>
                  <text:p text:style-name="P142">Accurate(your melee attacks ignore armor) Y</text:p>
                </text:list-item>
                <text:list-item>
                  <text:p text:style-name="P142">Backstabber: Back strikes increase damage by 100% instead of 50%</text:p>
                </text:list-item>
                <text:list-item>
                  <text:p text:style-name="P142">Whenever you apply poison, apply 1 additional stack Y</text:p>
                </text:list-item>
              </text:list>
            </text:list-item>
          </text:list>
        </text:list-item>
      </text:list>
      <text:list xml:id="list8684002235067392163" text:style-name="L112">
        <text:list-item>
          <text:p text:style-name="P143">New Abilities</text:p>
          <text:list>
            <text:list-item>
              <text:p text:style-name="P143">Poison Dart (Ap 2, CD 0, Range 3) Deal 3 physical damage and apply 1 poison Y</text:p>
            </text:list-item>
            <text:list-item>
              <text:p text:style-name="P143"><text:soft-page-break/>Slice And Dice (CD 4): Spend all your AP, Deal 3 physical damage to an enemy for each point spent</text:p>
            </text:list-item>
            <text:list-item>
              <text:p text:style-name="P143">Cheap Shot( Ap 3, CD 4, Range melee) Melee attack for 5 physical damage and apply 2 Y exhausted</text:p>
            </text:list-item>
            <text:list-item>
              <text:p text:style-name="P143">Chemical Reaction (Ap 2, CD 3, Range 1): Double a targets poison Y</text:p>
            </text:list-item>
          </text:list>
        </text:list-item>
      </text:list>
      <text:p text:style-name="P14">Mage changes and updates</text:p>
      <text:p text:style-name="P14"/>
      <text:list xml:id="list1529433164845095075" text:style-name="L113">
        <text:list-item>
          <text:p text:style-name="P144">Talents</text:p>
          <text:list>
            <text:list-item>
              <text:p text:style-name="P144">Ability Upgrades</text:p>
              <text:list>
                <text:list-item>
                  <text:p text:style-name="P144">Reduce the CD of frostbolt to 2. Reduce the AP cost to 0.</text:p>
                </text:list-item>
                <text:list-item>
                  <text:p text:style-name="P144">Reduce the cost and CD of telekinesis by 1.</text:p>
                </text:list-item>
                <text:list-item>
                  <text:p text:style-name="P144">Increase the range of telekinesis by 1, Telekinesis can now place a character up to 2 tiles away.</text:p>
                </text:list-item>
                <text:list-item>
                  <text:p text:style-name="P144">Fireball creates a flame surface on the targets tile</text:p>
                </text:list-item>
                <text:list-item>
                  <text:p text:style-name="P144">Using Fireball increases the damage of subsequent Fireballs by 1. Lasts until the end of combat</text:p>
                </text:list-item>
              </text:list>
            </text:list-item>
          </text:list>
        </text:list-item>
      </text:list>
      <text:list xml:id="list3454991411688612906" text:style-name="L114">
        <text:list-item>
          <text:p text:style-name="P145">New Traits</text:p>
          <text:list>
            <text:list-item>
              <text:p text:style-name="P145"/>
            </text:list-item>
          </text:list>
        </text:list-item>
      </text:list>
      <text:p text:style-name="P14"/>
      <text:list xml:id="list3061218872378158206" text:style-name="L115">
        <text:list-item>
          <text:p text:style-name="P146">New Abilities</text:p>
          <text:list>
            <text:list-item>
              <text:p text:style-name="P146"/>
            </text:list-item>
          </text:list>
        </text:list-item>
      </text:list>
      <text:p text:style-name="P14"/>
      <text:p text:style-name="P14"><text:tab/></text:p>
      <text:p text:style-name="P14">Priest changes and updates</text:p>
      <text:list xml:id="list8343345129021912374" text:style-name="L116">
        <text:list-item>
          <text:p text:style-name="P147">Talents</text:p>
          <text:list>
            <text:list-item>
              <text:p text:style-name="P147">Ability Upgrades</text:p>
              <text:list>
                <text:list-item>
                  <text:p text:style-name="P147">Invigorate grants +1 mobility and <text:s/>+1 initiative Y</text:p>
                </text:list-item>
                <text:list-item>
                  <text:p text:style-name="P147">Invigorate grants +1 initiative <text:s/></text:p>
                </text:list-item>
                <text:list-item>
                  <text:p text:style-name="P147">Invigorate grants +5 block</text:p>
                </text:list-item>
                <text:list-item>
                  <text:p text:style-name="P147">Reduce the CD of Invigorate to 1</text:p>
                </text:list-item>
                <text:list-item>
                  <text:p text:style-name="P147"><text:soft-page-break/>Increase the range, damage and armor granted by Holy Fire by 1. Y</text:p>
                </text:list-item>
                <text:list-item>
                  <text:p text:style-name="P147">Reduce the cooldown of Chaos Bolt to 2. Chaos Bolt now applies 1 'Exhausted'</text:p>
                </text:list-item>
                <text:list-item>
                  <text:p text:style-name="P147">Invigorating Aura also grants +3 block to adjacent allies Y</text:p>
                </text:list-item>
              </text:list>
            </text:list-item>
          </text:list>
        </text:list-item>
        <text:list-item>
          <text:p text:style-name="P147">New Traits</text:p>
          <text:list>
            <text:list-item>
              <text:p text:style-name="P147">Fiery Presence: On Activation end, deal 3 magic damage to all adjacent enemies</text:p>
            </text:list-item>
            <text:list-item>
              <text:p text:style-name="P147">Whenever you are attacked in melee, gain +1 wisdom</text:p>
            </text:list-item>
            <text:list-item>
              <text:p text:style-name="P147">Vindication: Whenever an adjacent ally loses HP, that ally gains +3 block</text:p>
            </text:list-item>
            <text:list-item>
              <text:p text:style-name="P147">Calculated Burst: On Activation end, If you did not take any movement actions, gain +1 mobility</text:p>
            </text:list-item>
          </text:list>
        </text:list-item>
      </text:list>
      <text:p text:style-name="P14"/>
      <text:list xml:id="list41775333" text:continue-numbering="true" text:style-name="L116">
        <text:list-item>
          <text:p text:style-name="P147">New Abilities</text:p>
          <text:list>
            <text:list-item>
              <text:p text:style-name="P147">Bless: Give an ally +1 Rune</text:p>
            </text:list-item>
            <text:list-item>
              <text:p text:style-name="P147">Nightmare/Lullaby/Soothe: Apply 1 sleep</text:p>
            </text:list-item>
            <text:list-item>
              <text:p text:style-name="P147"/>
            </text:list-item>
          </text:list>
        </text:list-item>
      </text:list>
      <text:p text:style-name="P14">New item ideas</text:p>
      <text:list xml:id="list5648661714197394136" text:style-name="L117">
        <text:list-item>
          <text:p text:style-name="P148">Staff of Rah: Your skill abilities cost 1 less AP (but not less then 1)</text:p>
        </text:list-item>
      </text:list>
      <text:p text:style-name="P14"/>
      <text:p text:style-name="P14">Play Test Notes 16/9/2019</text:p>
      <text:list xml:id="list4496551856259387742" text:style-name="L118">
        <text:list-item>
          <text:p text:style-name="P149">bug: charge can still be performed when pinned</text:p>
        </text:list-item>
        <text:list-item>
          <text:p text:style-name="P149">whirlwind should cost 1 ap not 2, and should be CD 2 not 1</text:p>
        </text:list-item>
        <text:list-item>
          <text:p text:style-name="P149">whirlwind does not trigger thorns on skelly warrior</text:p>
        </text:list-item>
        <text:list-item>
          <text:p text:style-name="P149">fireball from mage didnt get bonus damage from exposed.</text:p>
        </text:list-item>
        <text:list-item>
          <text:p text:style-name="P149">Thorns may not be working at all?</text:p>
        </text:list-item>
      </text:list>
      <text:p text:style-name="P14"/>
      <text:p text:style-name="P14"/>
      <text:p text:style-name="P17">Design Overhaul Ideas <text:s/>+ Moving Forward (21/10/19)</text:p>
      <text:list xml:id="list8722378960942619377" text:style-name="L119">
        <text:list-item>
          <text:p text:style-name="P150">New Turn/Activation system</text:p>
          <text:list>
            <text:list-item>
              <text:p text:style-name="P150">New turn system will be similar to DoS</text:p>
            </text:list-item>
            <text:list-item>
              <text:p text:style-name="P150">All characters act in order that is determined by their 'initiative' stat, opposed to a system where all defenders activate, then all enemies activate</text:p>
            </text:list-item>
            <text:list-item>
              <text:p text:style-name="P150"><text:soft-page-break/>there is no longer player or enemy turns. Instead there is just 'Turn' or 'Turn Sequence'</text:p>
            </text:list-item>
            <text:list-item>
              <text:p text:style-name="P150">At the start of each turn, each character generates a number equal to their initiative, plus a random number between 1-3. Characters with the highest initiative stat activate first, and the lowest go last.</text:p>
            </text:list-item>
            <text:list-item>
              <text:p text:style-name="P150">On turn end/On Turn Start events are now called 'OnActivationEnd/Start'</text:p>
            </text:list-item>
            <text:list-item>
              <text:p text:style-name="P150">On turn end/start events are now triggered at the end/start of a turn sequence.</text:p>
            </text:list-item>
          </text:list>
        </text:list-item>
      </text:list>
      <text:list xml:id="list4654302896704082690" text:style-name="L120">
        <text:list-item>
          <text:p text:style-name="P151">Flanking, Free Strikes, Back Arcs and Positioning</text:p>
          <text:list>
            <text:list-item>
              <text:p text:style-name="P151">Redefine/Rework what flanking and back strikes are</text:p>
            </text:list-item>
            <text:list-item>
              <text:p text:style-name="P151">Front Arc</text:p>
              <text:list>
                <text:list-item>
                  <text:p text:style-name="P151">Front arc covers 5 tiles: front 3, and adjacent north south</text:p>
                </text:list-item>
              </text:list>
            </text:list-item>
          </text:list>
        </text:list-item>
      </text:list>
      <text:list xml:id="list4005595679605908782" text:style-name="L121">
        <text:list-item>
          <text:p text:style-name="P152">Back Arc</text:p>
          <text:list>
            <text:list-item>
              <text:p text:style-name="P152">Back arc covers 3 tiles: the back 3</text:p>
            </text:list-item>
            <text:list-item>
              <text:p text:style-name="P152">Melee attacks made against a target while standing in their back arc deals +50% bonus damage</text:p>
            </text:list-item>
          </text:list>
        </text:list-item>
      </text:list>
      <text:list xml:id="list6359309544524049804" text:style-name="L122">
        <text:list-item>
          <text:p text:style-name="P153">Flanking</text:p>
          <text:list>
            <text:list-item>
              <text:p text:style-name="P153">flanking is no longer a thing (for now)</text:p>
            </text:list-item>
          </text:list>
        </text:list-item>
      </text:list>
      <text:list xml:id="list7803855317905156922" text:style-name="L123">
        <text:list-item>
          <text:p text:style-name="P154">Tile Changes</text:p>
          <text:list>
            <text:list-item>
              <text:p text:style-name="P154">Camoflage reworked</text:p>
            </text:list-item>
            <text:list-item>
              <text:p text:style-name="P154">Tree tiles now block LoS</text:p>
            </text:list-item>
          </text:list>
        </text:list-item>
      </text:list>
      <text:list xml:id="list2732788703347674701" text:style-name="L124">
        <text:list-item>
          <text:p text:style-name="P155">LoS</text:p>
          <text:list>
            <text:list-item>
              <text:p text:style-name="P155">LoS is now a thing. Scripts and rules on this can be copied from the scifi game project.</text:p>
            </text:list-item>
          </text:list>
        </text:list-item>
      </text:list>
      <text:list xml:id="list6928990968912936617" text:style-name="L125">
        <text:list-item>
          <text:p text:style-name="P156">Stat/Passive Change Ideas</text:p>
          <text:list>
            <text:list-item>
              <text:p text:style-name="P156">Wisdom</text:p>
              <text:list>
                <text:list-item>
                  <text:p text:style-name="P156">new stat</text:p>
                </text:list-item>
                <text:list-item>
                  <text:p text:style-name="P156">works the same way as strength, except it increases magic damage</text:p>
                </text:list-item>
              </text:list>
            </text:list-item>
          </text:list>
        </text:list-item>
      </text:list>
      <text:list xml:id="list4496673410885386604" text:style-name="L126">
        <text:list-item>
          <text:list>
            <text:list-item>
              <text:p text:style-name="P157">Strength</text:p>
              <text:list>
                <text:list-item>
                  <text:p text:style-name="P157">Now only increases physical damage</text:p>
                </text:list-item>
              </text:list>
            </text:list-item>
          </text:list>
        </text:list-item>
      </text:list>
      <text:list xml:id="list742908754328832603" text:style-name="L127">
        <text:list-item>
          <text:p text:style-name="P158">Camoflage </text:p>
          <text:list>
            <text:list-item>
              <text:p text:style-name="P158">is now granted to a character as soon as they move over a grass tile, and lasts as long as that character is on a grass tile. This means characters can attack from grass tiles without <text:soft-page-break/>losing camoflage, increasing the tactical value of grass tiles.</text:p>
            </text:list-item>
          </text:list>
        </text:list-item>
        <text:list-item>
          <text:p text:style-name="P158">Vulnerable (Exposed)</text:p>
          <text:list>
            <text:list-item>
              <text:p text:style-name="P158">Now only increases damage from attacks by 50%. Stacks with back strike bonuses</text:p>
            </text:list-item>
          </text:list>
        </text:list-item>
      </text:list>
      <text:list xml:id="list2129683141290080773" text:style-name="L128">
        <text:list-item>
          <text:p text:style-name="P159">Weakened (exhausted)</text:p>
          <text:list>
            <text:list-item>
              <text:p text:style-name="P159">Reduces all damage dealt by attacks by 50%</text:p>
            </text:list-item>
          </text:list>
        </text:list-item>
      </text:list>
      <text:list xml:id="list7241164398778812465" text:style-name="L129">
        <text:list-item>
          <text:p text:style-name="P160">Blind</text:p>
          <text:list>
            <text:list-item>
              <text:p text:style-name="P160">new passive</text:p>
            </text:list-item>
            <text:list-item>
              <text:p text:style-name="P160">characters with blind cannot use ranged attacks</text:p>
            </text:list-item>
          </text:list>
        </text:list-item>
        <text:list-item>
          <text:p text:style-name="P160">Disarm</text:p>
          <text:list>
            <text:list-item>
              <text:p text:style-name="P160">new passive</text:p>
            </text:list-item>
            <text:list-item>
              <text:p text:style-name="P160">characters with disarm cannot use melee attacks</text:p>
            </text:list-item>
          </text:list>
        </text:list-item>
      </text:list>
      <text:list xml:id="list9100016798727919444" text:style-name="L130">
        <text:list-item>
          <text:p text:style-name="P161">Dazed</text:p>
          <text:list>
            <text:list-item>
              <text:p text:style-name="P161">new passive</text:p>
            </text:list-item>
            <text:list-item>
              <text:p text:style-name="P161">a character with dazed cannot use skills</text:p>
            </text:list-item>
          </text:list>
        </text:list-item>
      </text:list>
      <text:list xml:id="list6099567201417943220" text:style-name="L131">
        <text:list-item>
          <text:p text:style-name="P162">Slippery</text:p>
          <text:list>
            <text:list-item>
              <text:p text:style-name="P162">New passive</text:p>
            </text:list-item>
            <text:list-item>
              <text:p text:style-name="P162">a character with slippery is immune to free strikes</text:p>
            </text:list-item>
          </text:list>
        </text:list-item>
      </text:list>
      <text:list xml:id="list7265440558343503635" text:style-name="L132">
        <text:list-item>
          <text:p text:style-name="P163">Icy</text:p>
          <text:list>
            <text:list-item>
              <text:p text:style-name="P163">a character with icy applies pinned to any character that attacks it with a melee attack</text:p>
            </text:list-item>
          </text:list>
        </text:list-item>
      </text:list>
      <text:p text:style-name="P14"/>
      <text:list xml:id="list3434116932403937961" text:style-name="L133">
        <text:list-item>
          <text:p text:style-name="P164">Defenders</text:p>
          <text:list>
            <text:list-item>
              <text:p text:style-name="P164">Warrior change ideas</text:p>
            </text:list-item>
            <text:list-item>
              <text:p text:style-name="P164">Priest Change Ideas</text:p>
              <text:list>
                <text:list-item>
                  <text:p text:style-name="P164">Envigorate (0 AP, 2 CD, Range 3) Give an ally +2 AP</text:p>
                </text:list-item>
                <text:list-item>
                  <text:p text:style-name="P164">Holy Fire <text:s/>(2 AP, 0 CD, Range 2) Deal 3 magic damage to an enemy, or give 3 block to an ally</text:p>
                </text:list-item>
                <text:list-item>
                  <text:p text:style-name="P164"/>
                </text:list-item>
              </text:list>
            </text:list-item>
          </text:list>
        </text:list-item>
      </text:list>
      <text:list xml:id="list4684813697377185730" text:style-name="L134">
        <text:list-item>
          <text:p text:style-name="P165">Enemies</text:p>
          <text:list>
            <text:list-item>
              <text:p text:style-name="P165">Rework all skeletons</text:p>
              <text:list>
                <text:list-item>
                  <text:p text:style-name="P165"><text:soft-page-break/>Polish AI</text:p>
                </text:list-item>
                <text:list-item>
                  <text:p text:style-name="P165">Fine tune abilities + passives</text:p>
                </text:list-item>
              </text:list>
            </text:list-item>
          </text:list>
        </text:list-item>
      </text:list>
      <text:list xml:id="list4662808527085900671" text:style-name="L135">
        <text:list-item>
          <text:p text:style-name="P166">Skeletons Changes</text:p>
          <text:list>
            <text:list-item>
              <text:p text:style-name="P166">Skeleton Priest</text:p>
              <text:list>
                <text:list-item>
                  <text:p text:style-name="P166">should do more then just buff and heal</text:p>
                </text:list-item>
                <text:list-item>
                  <text:p text:style-name="P166">new spell: Voidbomb? Deal 5 magic damage and apply 2 vulnerable</text:p>
                </text:list-item>
              </text:list>
            </text:list-item>
          </text:list>
        </text:list-item>
        <text:list-item>
          <text:p text:style-name="P166">Items</text:p>
          <text:list>
            <text:list-item>
              <text:p text:style-name="P166">New Item Ideas</text:p>
              <text:list>
                <text:list-item>
                  <text:p text:style-name="P166">Staff of Rah (Neutral, Epic): Your skills cost 1 less, but no less then 0</text:p>
                </text:list-item>
                <text:list-item>
                  <text:p text:style-name="P166">Spirit Lens: Increase the range of your Skills by 1</text:p>
                </text:list-item>
                <text:list-item>
                  <text:p text:style-name="P166"/>
                </text:list-item>
              </text:list>
            </text:list-item>
            <text:list-item>
              <text:p text:style-name="P166">Class items</text:p>
              <text:list>
                <text:list-item>
                  <text:p text:style-name="P166">some items that drop can only be used be certain class</text:p>
                </text:list-item>
                <text:list-item>
                  <text:p text:style-name="P166">Items will have a 'class' enum property (neutral, warrior, mage, etc)</text:p>
                </text:list-item>
                <text:list-item>
                  <text:p text:style-name="P166">class items allow us to make items specifically tailored for certain classes and expand design choices</text:p>
                </text:list-item>
                <text:list-item>
                  <text:p text:style-name="P166">Examples</text:p>
                  <text:list>
                    <text:list-item>
                      <text:p text:style-name="P166">Rogue: Reduce the AP cost of twin strike by 1.</text:p>
                    </text:list-item>
                    <text:list-item>
                      <text:p text:style-name="P166">Warrior: Whirlwind now grants +3 block to adjacent allies</text:p>
                    </text:list-item>
                  </text:list>
                </text:list-item>
              </text:list>
            </text:list-item>
          </text:list>
        </text:list-item>
      </text:list>
      <text:p text:style-name="P14"/>
      <text:list xml:id="list2565830870843692497" text:style-name="L136">
        <text:list-item>
          <text:p text:style-name="P167">Power ups</text:p>
          <text:list>
            <text:list-item>
              <text:p text:style-name="P167">At the start of each turn sequence, a 'power up' will spawn at a random location on the map</text:p>
            </text:list-item>
            <text:list-item>
              <text:p text:style-name="P167">Power ups are collected and destroyed by a character that moves onto the tile that contains the power up</text:p>
            </text:list-item>
            <text:list-item>
              <text:p text:style-name="P167">once collected, the power up grants bonuses, depending on the power up type</text:p>
            </text:list-item>
            <text:list-item>
              <text:p text:style-name="P167">hopefully power crystals will encourage the player to move towards the centre of the board and not turtle</text:p>
            </text:list-item>
            <text:list-item>
              <text:p text:style-name="P167">Power up type ideas</text:p>
              <text:list>
                <text:list-item>
                  <text:p text:style-name="P167">Rage Crystal: Gain +2 strength</text:p>
                </text:list-item>
                <text:list-item>
                  <text:p text:style-name="P167"><text:soft-page-break/>Energy Crystal: Restore your AP to maximum</text:p>
                </text:list-item>
                <text:list-item>
                  <text:p text:style-name="P167">Block Crystal: Gain +10 block</text:p>
                </text:list-item>
                <text:list-item>
                  <text:p text:style-name="P167">Knowledge Crystal: Gain +2 wisdom</text:p>
                </text:list-item>
              </text:list>
            </text:list-item>
          </text:list>
        </text:list-item>
      </text:list>
      <text:list xml:id="list2056369281017098817" text:style-name="L137">
        <text:list-item>
          <text:p text:style-name="P168">New Items</text:p>
          <text:list>
            <text:list-item>
              <text:p text:style-name="P168">+1 initiative</text:p>
            </text:list-item>
            <text:list-item>
              <text:p text:style-name="P168">+1 initiative on the first turn of combat</text:p>
            </text:list-item>
            <text:list-item>
              <text:p text:style-name="P168">Staff of Rah: Your skills cost 1 less (but no less then 1)</text:p>
            </text:list-item>
            <text:list-item>
              <text:p text:style-name="P168">Sword of Rah: Your attacks cost 1 less (but no less then 1)</text:p>
            </text:list-item>
            <text:list-item>
              <text:p text:style-name="P168">Start combat +5 block</text:p>
            </text:list-item>
            <text:list-item>
              <text:p text:style-name="P168">Ignore camoflage/stealth item</text:p>
            </text:list-item>
            <text:list-item>
              <text:p text:style-name="P168"/>
            </text:list-item>
          </text:list>
        </text:list-item>
      </text:list>
      <text:p text:style-name="P13"/>
      <text:p text:style-name="P13"/>
      <text:p text:style-name="P13">Play Test Notes 25/10/19</text:p>
      <text:list xml:id="list8203899376734241666" text:style-name="L138">
        <text:list-item>
          <text:p text:style-name="P169">activation window's image component warps character image: should have preserve aspect FIXED</text:p>
        </text:list-item>
        <text:list-item>
          <text:p text:style-name="P169">free strike bugs out if character does not have strike ability <text:s/>FIXED ON MAGE</text:p>
        </text:list-item>
        <text:list-item>
          <text:p text:style-name="P169">mage did not get camo bonus when moved over grass tile (possibly related to fleet footed?) FIXED</text:p>
        </text:list-item>
        <text:list-item>
          <text:p text:style-name="P169">skeleton priest not giving AP bonus from envigortating presence on turn end FIXED</text:p>
          <text:list>
            <text:list-item>
              <text:p text:style-name="P169">was actually working already, seemed like it wasnt because it tried to give AP to a charatcer with max AP already</text:p>
            </text:list-item>
          </text:list>
        </text:list-item>
        <text:list-item>
          <text:p text:style-name="P169">skeleton archer used snipe 4 times in one turn, how is this possible? FIXED(caused by fleet footed refunding AP)</text:p>
        </text:list-item>
        <text:list-item>
          <text:p text:style-name="P169">Skeleton priest's heal should have a CD of 1 to prevent too much healing DONE</text:p>
        </text:list-item>
        <text:list-item>
          <text:p text:style-name="P169">many bugs with camo/grass tiles. Check all related code (skelly <text:s/>archer impaling bolted the rogue while camo'd on a grass tile) FIXED</text:p>
        </text:list-item>
        <text:list-item>
          <text:p text:style-name="P169">camo not being applied when a character is teleported/knocked back onto a grass tile FIXED</text:p>
        </text:list-item>
        <text:list-item>
          <text:p text:style-name="P169">some buffs spells not able to target allies if camoflaged (telekinesis) FIXED</text:p>
        </text:list-item>
        <text:list-item>
          <text:p text:style-name="P169">exposed should increase damage from all attacks, not just melee/physical</text:p>
          <text:list>
            <text:list-item>
              <text:p text:style-name="P169">this requires large refactoring of how our code differeniates between damage that is caused by abilities, and damage that isnt (thorns, poison, etc)</text:p>
            </text:list-item>
          </text:list>
        </text:list-item>
        <text:list-item>
          <text:p text:style-name="P169"><text:soft-page-break/>thorns is not working at all</text:p>
        </text:list-item>
        <text:list-item>
          <text:p text:style-name="P169">Make consistency between the 4 free class abilities: Telekinesis, Invigorate, Inspire, Dash DONE</text:p>
          <text:list>
            <text:list-item>
              <text:p text:style-name="P169">all should be CD 1, AP 0</text:p>
            </text:list-item>
          </text:list>
        </text:list-item>
      </text:list>
      <text:list xml:id="list8040783091351099270" text:style-name="L139">
        <text:list-item>
          <text:p text:style-name="P170">Bug: Charge is usable when pinned FIXED</text:p>
        </text:list-item>
        <text:list-item>
          <text:p text:style-name="P170">Invigorate cant be used on camo'd allies FIXED</text:p>
        </text:list-item>
        <text:list-item>
          <text:p text:style-name="P170">Telekinesis cannot teleport self if camoflaged FIXED</text:p>
        </text:list-item>
        <text:list-item>
          <text:p text:style-name="P170">exposed not increasing damage from spells/ranged attacks/ magic damage FIXED</text:p>
        </text:list-item>
        <text:list-item>
          <text:p text:style-name="P170">poison not working (not damaging on activation end)</text:p>
        </text:list-item>
        <text:list-item>
          <text:p text:style-name="P170">Some abilities should be replaced/modified</text:p>
          <text:list>
            <text:list-item>
              <text:p text:style-name="P170">rogue 'preparation'</text:p>
            </text:list-item>
            <text:list-item>
              <text:p text:style-name="P170">warrior 'whirlwind'</text:p>
            </text:list-item>
          </text:list>
        </text:list-item>
      </text:list>
      <text:list xml:id="list2489106181011812837" text:style-name="L140">
        <text:list-item>
          <text:p text:style-name="P171">New replacement ability ideas</text:p>
          <text:list>
            <text:list-item>
              <text:p text:style-name="P171">Rogue</text:p>
              <text:list>
                <text:list-item>
                  <text:p text:style-name="P171">Kick to the Balls: Deal 3 physical damage and apply 1 exhausted</text:p>
                </text:list-item>
                <text:list-item>
                  <text:p text:style-name="P171">Vanish: Gain camoflage</text:p>
                </text:list-item>
                <text:list-item>
                  <text:p text:style-name="P171">Riposte: For one turn, ignore all damage from melee attacks</text:p>
                </text:list-item>
                <text:list-item>
                  <text:p text:style-name="P171">Smoke Bomb: Gain camoflage. Apply 1 exhausted to all adjacent enemies</text:p>
                </text:list-item>
              </text:list>
            </text:list-item>
          </text:list>
        </text:list-item>
      </text:list>
      <text:p text:style-name="P13">Final Item List</text:p>
      <text:p text:style-name="P13">New items</text:p>
      <text:list xml:id="list529847653881097288" text:style-name="L141">
        <text:list-item>
          <text:p text:style-name="P172">Staff of Rah</text:p>
          <text:list>
            <text:list-item>
              <text:p text:style-name="P172">Epic: Your skills cost 1 less (but no less then 0)</text:p>
            </text:list-item>
          </text:list>
        </text:list-item>
      </text:list>
      <text:list xml:id="list2162825463481864913" text:style-name="L142">
        <text:list-item>
          <text:p text:style-name="P173">Kali's Dagger</text:p>
          <text:list>
            <text:list-item>
              <text:p text:style-name="P173">Epic: Your attacks cost 1 less (but no less then 0)</text:p>
            </text:list-item>
          </text:list>
        </text:list-item>
      </text:list>
      <text:list xml:id="list7909993891380169801" text:style-name="L143">
        <text:list-item>
          <text:p text:style-name="P174">Truesight Goggles</text:p>
          <text:list>
            <text:list-item>
              <text:p text:style-name="P174">Ignore stealth and camolfage when attacking</text:p>
            </text:list-item>
          </text:list>
        </text:list-item>
      </text:list>
      <text:list xml:id="list6970291508729559080" text:style-name="L144">
        <text:list-item>
          <text:p text:style-name="P175">Hellguard Boots</text:p>
          <text:list>
            <text:list-item>
              <text:p text:style-name="P175">+1 initiative during the first turn</text:p>
            </text:list-item>
          </text:list>
        </text:list-item>
      </text:list>
      <text:list xml:id="list1039886998358872574" text:style-name="L145">
        <text:list-item>
          <text:p text:style-name="P176">Momentum Boots</text:p>
          <text:list>
            <text:list-item>
              <text:p text:style-name="P176"><text:soft-page-break/>+1 Initiative</text:p>
            </text:list-item>
          </text:list>
        </text:list-item>
      </text:list>
      <text:list xml:id="list8079165777402179262" text:style-name="L146">
        <text:list-item>
          <text:p text:style-name="P177">Focus Staff</text:p>
          <text:list>
            <text:list-item>
              <text:p text:style-name="P177">Increase the range of your 'Skill' abilities by 1</text:p>
            </text:list-item>
          </text:list>
        </text:list-item>
      </text:list>
      <text:list xml:id="list6529240527859500440" text:style-name="L147">
        <text:list-item>
          <text:p text:style-name="P178">Thinking Cap</text:p>
          <text:list>
            <text:list-item>
              <text:p text:style-name="P178">+1 wisdom</text:p>
            </text:list-item>
          </text:list>
        </text:list-item>
      </text:list>
      <text:p text:style-name="P13">Old items</text:p>
      <text:list xml:id="list1705134596690265445" text:style-name="L148">
        <text:list-item>
          <text:p text:style-name="P179">Acid Vial</text:p>
          <text:list>
            <text:list-item>
              <text:p text:style-name="P179">Your melee attacks that reduce health also apply 1 poison</text:p>
            </text:list-item>
          </text:list>
        </text:list-item>
      </text:list>
      <text:list xml:id="list8328380709142453682" text:style-name="L149">
        <text:list-item>
          <text:p text:style-name="P180">Cocaine</text:p>
          <text:list>
            <text:list-item>
              <text:p text:style-name="P180">Start combat with +2 AP </text:p>
            </text:list-item>
          </text:list>
        </text:list-item>
      </text:list>
      <text:list xml:id="list7078078426430073218" text:style-name="L150">
        <text:list-item>
          <text:p text:style-name="P181">Copper Plate</text:p>
          <text:list>
            <text:list-item>
              <text:p text:style-name="P181">Start combat with +5 block</text:p>
            </text:list-item>
          </text:list>
        </text:list-item>
      </text:list>
      <text:list xml:id="list8684579859208806121" text:style-name="L151">
        <text:list-item>
          <text:p text:style-name="P182">Crystal Fragment</text:p>
          <text:list>
            <text:list-item>
              <text:p text:style-name="P182">+1 Energy</text:p>
            </text:list-item>
          </text:list>
        </text:list-item>
      </text:list>
      <text:list xml:id="list8078413386682933237" text:style-name="L152">
        <text:list-item>
          <text:p text:style-name="P183">Elven Cloak</text:p>
          <text:list>
            <text:list-item>
              <text:p text:style-name="P183">Stealth</text:p>
            </text:list-item>
          </text:list>
        </text:list-item>
      </text:list>
      <text:list xml:id="list612514120444912177" text:style-name="L153">
        <text:list-item>
          <text:p text:style-name="P184">Elven Slippers</text:p>
          <text:list>
            <text:list-item>
              <text:p text:style-name="P184">+1 mobility</text:p>
            </text:list-item>
          </text:list>
        </text:list-item>
      </text:list>
      <text:list xml:id="list39584936401892022" text:style-name="L154">
        <text:list-item>
          <text:p text:style-name="P185">Orcish War Paint</text:p>
          <text:list>
            <text:list-item>
              <text:p text:style-name="P185">+1 Enrage</text:p>
            </text:list-item>
          </text:list>
        </text:list-item>
      </text:list>
      <text:list xml:id="list1177987007631456327" text:style-name="L155">
        <text:list-item>
          <text:p text:style-name="P186">Rusty Sword</text:p>
          <text:list>
            <text:list-item>
              <text:p text:style-name="P186">+1 Strength</text:p>
            </text:list-item>
          </text:list>
        </text:list-item>
      </text:list>
      <text:list xml:id="list7516174092023084573" text:style-name="L156">
        <text:list-item>
          <text:p text:style-name="P187">Wizard Hat</text:p>
          <text:list>
            <text:list-item>
              <text:p text:style-name="P187">+1 wisdom</text:p>
            </text:list-item>
          </text:list>
        </text:list-item>
      </text:list>
      <text:list xml:id="list3733341569280940185" text:style-name="L157">
        <text:list-item>
          <text:p text:style-name="P188">Simple Shield</text:p>
          <text:list>
            <text:list-item>
              <text:p text:style-name="P188">+2 cautious (on activation end, gain +2 block)</text:p>
            </text:list-item>
          </text:list>
        </text:list-item>
      </text:list>
      <text:list xml:id="list6879844968603621530" text:style-name="L158">
        <text:list-item>
          <text:p text:style-name="P189">Spiked Carapce</text:p>
          <text:list>
            <text:list-item>
              <text:p text:style-name="P189">+1 thorns</text:p>
            </text:list-item>
          </text:list>
        </text:list-item>
      </text:list>
      <text:list xml:id="list6698446933141389437" text:style-name="L159">
        <text:list-item>
          <text:p text:style-name="P190"><text:soft-page-break/>Steroids</text:p>
          <text:list>
            <text:list-item>
              <text:p text:style-name="P190">+1 Growing (on activation end, gain +1 strength)</text:p>
            </text:list-item>
          </text:list>
        </text:list-item>
      </text:list>
      <text:p text:style-name="P14"/>
      <text:p text:style-name="P14">New Vampire Ideas</text:p>
      <text:p text:style-name="P14">Abilities</text:p>
      <text:list xml:id="list1655715465315315613" text:style-name="L160">
        <text:list-item>
          <text:p text:style-name="P191">Strike</text:p>
        </text:list-item>
        <text:list-item>
          <text:p text:style-name="P191">Move</text:p>
        </text:list-item>
        <text:list-item>
          <text:p text:style-name="P191">Dash</text:p>
        </text:list-item>
        <text:list-item>
          <text:p text:style-name="P191">Twin Strike</text:p>
        </text:list-item>
        <text:list-item>
          <text:p text:style-name="P191">Siphon Life</text:p>
        </text:list-item>
        <text:list-item>
          <text:p text:style-name="P191">Lifesteal passive: Whenever this character reduces life with a melee attack, it heals for that amount</text:p>
        </text:list-item>
      </text:list>
      <text:p text:style-name="P13">New Elite: The Twin Guardians</text:p>
      <text:list xml:id="list5725474020177418587" text:style-name="L161">
        <text:list-item>
          <text:p text:style-name="P192">Encounter Description</text:p>
          <text:list>
            <text:list-item>
              <text:p text:style-name="P192">Contains two enemies that support each other. Killing one guardian causes the other to become massively buffed </text:p>
            </text:list-item>
          </text:list>
        </text:list-item>
      </text:list>
      <text:p text:style-name="P14">Guardian One (Melee Guy)</text:p>
      <text:list xml:id="list8585625820701731549" text:style-name="L162">
        <text:list-item>
          <text:p text:style-name="P193">Abilities</text:p>
          <text:list>
            <text:list-item>
              <text:p text:style-name="P193">Quake: Apply 1 exposed and 1 exhausted to all adjacent enemies (AP 0, CD 2 or 1)</text:p>
            </text:list-item>
            <text:list-item>
              <text:p text:style-name="P193">Crushing Blow: Deal 5 damage and apply 1 'stunned'</text:p>
            </text:list-item>
            <text:list-item>
              <text:p text:style-name="P193">Whirlwind</text:p>
            </text:list-item>
            <text:list-item>
              <text:p text:style-name="P193">Strike</text:p>
            </text:list-item>
            <text:list-item>
              <text:p text:style-name="P193">Passive: Cautious 5</text:p>
            </text:list-item>
            <text:list-item>
              <text:p text:style-name="P193">Passive: Vengeance (Guardian Two): On death, this character grants its ally 'Guardian Two' +2 strength, energy and mobility.</text:p>
            </text:list-item>
          </text:list>
        </text:list-item>
      </text:list>
      <text:p text:style-name="P14">Guardian Two (Support)</text:p>
      <text:list xml:id="list3775951403490014492" text:style-name="L163">
        <text:list-item>
          <text:p text:style-name="P194">Abilties</text:p>
          <text:list>
            <text:list-item>
              <text:p text:style-name="P194">Snipe</text:p>
            </text:list-item>
            <text:list-item>
              <text:p text:style-name="P194">Shoot</text:p>
            </text:list-item>
            <text:list-item>
              <text:p text:style-name="P194">Invigorate</text:p>
            </text:list-item>
            <text:list-item>
              <text:p text:style-name="P194"><text:soft-page-break/>Impaling Bolt</text:p>
            </text:list-item>
            <text:list-item>
              <text:p text:style-name="P194">Passive (Regeneration 3)</text:p>
            </text:list-item>
            <text:list-item>
              <text:p text:style-name="P194">Passive: Vengeance (Guardian Two): On death, this character grants its ally 'Guardian One' +2 strength, energy and mobility.</text:p>
            </text:list-item>
          </text:list>
        </text:list-item>
      </text:list>
      <text:list xml:id="list5880350387595901052" text:style-name="L164">
        <text:list-item>
          <text:p text:style-name="P195">Description</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6T21:56:41.50</dc:date>
    <dc:creator>will black</dc:creator>
    <meta:editing-duration>P17DT15H57M53S</meta:editing-duration>
    <meta:editing-cycles>203</meta:editing-cycles>
    <meta:generator>OpenOffice/4.1.6$Win32 OpenOffice.org_project/416m1$Build-9790</meta:generator>
    <meta:document-statistic meta:table-count="7" meta:image-count="0" meta:object-count="0" meta:page-count="47" meta:paragraph-count="1377" meta:word-count="10868" meta:character-count="57510"/>
  </office:meta>
</office:document-meta>
</file>